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3199745AD6543718E9C.png" manifest:media-type="image/png"/>
  <manifest:file-entry manifest:full-path="Pictures/1000000000000103000000C27F09FB015B92B593.png" manifest:media-type="image/png"/>
  <manifest:file-entry manifest:full-path="Pictures/10000000000006AB000001E0DEA636A497B660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ca4e4" draw:shadow="hidden"/>
    </style:style>
    <style:style style:name="gr2" style:family="graphic" style:parent-style-name="standard">
      <style:graphic-properties draw:stroke="solid" svg:stroke-width="0.026cm" svg:stroke-color="#595959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2.854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7e649e" draw:shadow="hidden"/>
    </style:style>
    <style:style style:name="gr5" style:family="graphic" style:parent-style-name="standard">
      <style:graphic-properties draw:stroke="none" draw:fill="none" draw:textarea-vertical-align="middle" fo:min-height="5.483cm" fo:min-width="2.54cm" fo:padding-top="0cm" fo:padding-bottom="0cm" fo:padding-left="0cm" fo:padding-right="0cm"/>
    </style:style>
    <style:style style:name="gr6" style:family="graphic" style:parent-style-name="standard">
      <style:graphic-properties draw:stroke="solid" draw:shadow="hidden" style:mirror="none"/>
    </style:style>
    <style:style style:name="P1" style:family="paragraph">
      <loext:graphic-properties draw:fill="solid" draw:fill-color="#eca4e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7e649e"/>
    </style:style>
    <style:style style:name="T1" style:family="text">
      <style:text-properties fo:color="#000000" style:font-name="Calibri1" fo:font-size="30pt" fo:font-weight="bold" style:font-name-asian="Calibri1" style:font-size-asian="30pt" style:font-weight-asian="bold" style:font-name-complex="Calibri1" style:font-size-complex="30pt" style:font-weight-complex="bold"/>
    </style:style>
    <style:style style:name="T2" style:family="text">
      <style:text-properties fo:text-transform="uppercase" fo:color="#000000" style:font-name="Calibri1" fo:font-size="76pt" fo:font-weight="bold" style:font-name-asian="Calibri1" style:font-size-asian="76pt" style:font-weight-asian="bold" style:font-name-complex="Calibri1" style:font-size-complex="76pt" style:font-weight-complex="bold"/>
    </style:style>
    <style:style style:name="T3" style:family="text">
      <style:text-properties fo:text-transform="uppercase" fo:color="#000000" style:font-name="Calibri1" fo:font-size="48pt" fo:font-weight="bold" style:font-name-asian="Calibri1" style:font-size-asian="48pt" style:font-weight-asian="bold" style:font-name-complex="Calibri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ge" draw:style-name="dp1" draw:master-page-name="PM0">
        <draw:g>
          <draw:g>
            <draw:polygon draw:style-name="gr1" draw:text-style-name="P1" draw:layer="layout" svg:width="40.767cm" svg:height="2.854cm" svg:x="3.048cm" svg:y="8.574cm" svg:viewBox="0 0 40768 2855" draw:points="0,2855 40768,2855 40768,0 0,0">
              <text:p/>
            </draw:polygon>
            <draw:polygon draw:style-name="gr2" draw:text-style-name="P2" draw:layer="layout" svg:width="40.767cm" svg:height="2.854cm" svg:x="3.048cm" svg:y="8.574cm" svg:viewBox="0 0 40768 2855" draw:points="0,2855 40768,2855 40768,0 0,0">
              <text:p/>
            </draw:polygon>
          </draw:g>
          <draw:frame draw:style-name="gr3" draw:text-style-name="P4" draw:layer="layout" svg:width="40.766cm" svg:height="2.854cm" svg:x="3.048cm" svg:y="8.574cm">
            <draw:text-box>
              <text:p text:style-name="P3"><text:span text:style-name="T1">Description </text:span><text:span text:style-name="T1">of Problem </text:span><text:span text:style-name="T1">or </text:span></text:p>
              <text:p text:style-name="P3"><text:span text:style-name="T1">Condition to </text:span><text:span text:style-name="T1">be Improved</text:span></text:p>
            </draw:text-box>
          </draw:frame>
        </draw:g>
        <draw:polygon draw:style-name="gr2" draw:text-style-name="P2" draw:layer="layout" svg:width="40.554cm" svg:height="8.257cm" svg:x="3.048cm" svg:y="11.433cm" svg:viewBox="0 0 40555 8258" draw:points="0,8258 40555,8258 40555,0 0,0">
          <text:p/>
        </draw:polygon>
        <draw:polygon draw:style-name="gr2" draw:text-style-name="P2" draw:layer="layout" svg:width="40.554cm" svg:height="8.257cm" svg:x="3.048cm" svg:y="19.681cm" svg:viewBox="0 0 40555 8258" draw:points="0,8258 40555,8258 40555,0 0,0">
          <text:p/>
        </draw:polygon>
        <draw:polygon draw:style-name="gr2" draw:text-style-name="P2" draw:layer="layout" svg:width="40.554cm" svg:height="8.257cm" svg:x="3.048cm" svg:y="27.944cm" svg:viewBox="0 0 40555 8258" draw:points="0,8258 40555,8258 40555,0 0,0">
          <text:p/>
        </draw:polygon>
        <draw:polygon draw:style-name="gr2" draw:text-style-name="P2" draw:layer="layout" svg:width="40.554cm" svg:height="8.257cm" svg:x="3.048cm" svg:y="36.2cm" svg:viewBox="0 0 40555 8258" draw:points="0,8258 40555,8258 40555,0 0,0">
          <text:p/>
        </draw:polygon>
        <draw:polygon draw:style-name="gr2" draw:text-style-name="P2" draw:layer="layout" svg:width="40.554cm" svg:height="8.257cm" svg:x="3.048cm" svg:y="44.463cm" svg:viewBox="0 0 40555 8258" draw:points="0,8258 40555,8258 40555,0 0,0">
          <text:p/>
        </draw:polygon>
        <draw:polygon draw:style-name="gr2" draw:text-style-name="P2" draw:layer="layout" svg:width="40.554cm" svg:height="8.257cm" svg:x="3.048cm" svg:y="52.711cm" svg:viewBox="0 0 40555 8258" draw:points="0,8258 40555,8258 40555,0 0,0">
          <text:p/>
        </draw:polygon>
        <draw:polygon draw:style-name="gr2" draw:text-style-name="P2" draw:layer="layout" svg:width="40.554cm" svg:height="8.257cm" svg:x="3.048cm" svg:y="60.974cm" svg:viewBox="0 0 40555 8258" draw:points="0,8258 40555,8258 40555,0 0,0">
          <text:p/>
        </draw:polygon>
        <draw:polygon draw:style-name="gr2" draw:text-style-name="P2" draw:layer="layout" svg:width="40.554cm" svg:height="8.257cm" svg:x="3.048cm" svg:y="69.234cm" svg:viewBox="0 0 40555 8258" draw:points="0,8258 40555,8258 40555,0 0,0">
          <text:p/>
        </draw:polygon>
        <draw:polygon draw:style-name="gr2" draw:text-style-name="P2" draw:layer="layout" svg:width="64.942cm" svg:height="8.257cm" svg:x="43.681cm" svg:y="11.433cm" svg:viewBox="0 0 64943 8258" draw:points="0,8258 64943,8258 64943,0 0,0">
          <text:p/>
        </draw:polygon>
        <draw:polygon draw:style-name="gr2" draw:text-style-name="P2" draw:layer="layout" svg:width="64.942cm" svg:height="8.257cm" svg:x="43.681cm" svg:y="19.681cm" svg:viewBox="0 0 64943 8258" draw:points="0,8258 64943,8258 64943,0 0,0">
          <text:p/>
        </draw:polygon>
        <draw:polygon draw:style-name="gr2" draw:text-style-name="P2" draw:layer="layout" svg:width="64.942cm" svg:height="8.257cm" svg:x="43.681cm" svg:y="27.944cm" svg:viewBox="0 0 64943 8258" draw:points="0,8258 64943,8258 64943,0 0,0">
          <text:p/>
        </draw:polygon>
        <draw:polygon draw:style-name="gr2" draw:text-style-name="P2" draw:layer="layout" svg:width="64.942cm" svg:height="8.257cm" svg:x="43.681cm" svg:y="36.2cm" svg:viewBox="0 0 64943 8258" draw:points="0,8258 64943,8258 64943,0 0,0">
          <text:p/>
        </draw:polygon>
        <draw:polygon draw:style-name="gr2" draw:text-style-name="P2" draw:layer="layout" svg:width="64.942cm" svg:height="8.257cm" svg:x="43.681cm" svg:y="44.463cm" svg:viewBox="0 0 64943 8258" draw:points="0,8258 64943,8258 64943,0 0,0">
          <text:p/>
        </draw:polygon>
        <draw:polygon draw:style-name="gr2" draw:text-style-name="P2" draw:layer="layout" svg:width="64.942cm" svg:height="8.257cm" svg:x="43.681cm" svg:y="52.711cm" svg:viewBox="0 0 64943 8258" draw:points="0,8258 64943,8258 64943,0 0,0">
          <text:p/>
        </draw:polygon>
        <draw:polygon draw:style-name="gr2" draw:text-style-name="P2" draw:layer="layout" svg:width="64.942cm" svg:height="8.257cm" svg:x="43.681cm" svg:y="60.974cm" svg:viewBox="0 0 64943 8258" draw:points="0,8258 64943,8258 64943,0 0,0">
          <text:p/>
        </draw:polygon>
        <draw:polygon draw:style-name="gr2" draw:text-style-name="P2" draw:layer="layout" svg:width="64.942cm" svg:height="8.257cm" svg:x="43.681cm" svg:y="69.231cm" svg:viewBox="0 0 64943 8258" draw:points="0,8258 64943,8258 64943,0 0,0">
          <text:p/>
        </draw:polygon>
        <draw:g>
          <draw:g>
            <draw:polygon draw:style-name="gr4" draw:text-style-name="P5" draw:layer="layout" svg:width="64.99cm" svg:height="2.854cm" svg:x="43.721cm" svg:y="8.575cm" svg:viewBox="0 0 64991 2855" draw:points="0,2855 64991,2855 64991,0 0,0">
              <text:p/>
            </draw:polygon>
            <draw:polygon draw:style-name="gr2" draw:text-style-name="P2" draw:layer="layout" svg:width="64.99cm" svg:height="2.854cm" svg:x="43.721cm" svg:y="8.575cm" svg:viewBox="0 0 64991 2855" draw:points="0,2855 64991,2855 64991,0 0,0">
              <text:p/>
            </draw:polygon>
          </draw:g>
          <draw:frame draw:style-name="gr3" draw:text-style-name="P4" draw:layer="layout" svg:width="64.988cm" svg:height="2.854cm" svg:x="43.721cm" svg:y="8.575cm">
            <draw:text-box>
              <text:p text:style-name="P3"><text:span text:style-name="T1">Improvemen</text:span><text:span text:style-name="T1">t Actions</text:span></text:p>
            </draw:text-box>
          </draw:frame>
        </draw:g>
        <draw:frame draw:style-name="gr5" draw:text-style-name="P2" draw:layer="layout" svg:width="55.88cm" svg:height="5.483cm" svg:x="25.4cm" svg:y="2.203cm">
          <draw:text-box>
            <text:p text:style-name="P3"><text:span text:style-name="T2">Imp</text:span><text:span text:style-name="T2">rov</text:span><text:span text:style-name="T2">eme</text:span><text:span text:style-name="T2">nt </text:span><text:span text:style-name="T2">new</text:span><text:span text:style-name="T2">spa</text:span><text:span text:style-name="T2">per</text:span></text:p>
            <text:p text:style-name="P3"><text:span text:style-name="T3">Projec</text:span><text:span text:style-name="T3">t_______</text:span><text:span text:style-name="T3">________</text:span><text:span text:style-name="T3">_____ </text:span><text:span text:style-name="T3">Date___</text:span><text:span text:style-name="T3">_____</text:span></text:p>
          </draw:text-box>
        </draw:frame>
        <draw:frame draw:style-name="gr6" draw:layer="layout" svg:width="10.374cm" svg:height="2.917cm" svg:x="98.846cm" svg:y="2.54cm">
          <draw:image xlink:href="Pictures/10000000000006AB000001E0DEA636A497B660A9.jpg" xlink:type="simple" xlink:show="embed" xlink:actuate="onLoad">
            <text:p/>
          </draw:image>
        </draw:frame>
        <draw:frame draw:style-name="gr6" draw:layer="layout" svg:width="8.89cm" svg:height="6.659cm" svg:x="84.455cm" svg:y="0.961cm">
          <draw:image xlink:href="Pictures/1000000000000103000000C27F09FB015B92B593.png" xlink:type="simple" xlink:show="embed" xlink:actuate="onLoad">
            <text:p/>
          </draw:image>
        </draw:frame>
        <draw:polygon draw:style-name="gr2" draw:text-style-name="P2" draw:layer="layout" svg:width="40.554cm" svg:height="8.257cm" svg:x="3.048cm" svg:y="77.468cm" svg:viewBox="0 0 40555 8258" draw:points="0,8258 40555,8258 40555,0 0,0">
          <text:p/>
        </draw:polygon>
        <draw:polygon draw:style-name="gr2" draw:text-style-name="P2" draw:layer="layout" svg:width="64.942cm" svg:height="8.257cm" svg:x="43.681cm" svg:y="77.465cm" svg:viewBox="0 0 64943 8258" draw:points="0,8258 64943,8258 64943,0 0,0">
          <text:p/>
        </draw:polygon>
        <draw:frame draw:style-name="gr6" draw:layer="layout" svg:width="7.774cm" svg:height="7.784cm" svg:x="3.339cm" svg:y="0.553cm">
          <draw:image xlink:href="Pictures/1000020100000318000003199745AD6543718E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1.76cm" fo:page-height="86.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2T23:20:21.130946484</dc:date>
    <meta:creation-date>2016-06-05T13:19:59Z</meta:creation-date>
    <meta:initial-creator>Nick Masci</meta:initial-creator>
    <meta:generator>LibreOffice/5.1.6.2$Linux_X86_64 LibreOffice_project/10m0$Build-2</meta:generator>
    <meta:editing-duration>PT5M59S</meta:editing-duration>
    <meta:editing-cycles>3</meta:editing-cycles>
    <meta:document-statistic meta:object-count="32"/>
    <meta:template xlink:type="simple" xlink:actuate="onRequest" xlink:title="CALNDR_U.VST" xlink:href=""/>
  </office:meta>
</office:document-meta>
</file>